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2000002B47646BCAF58986CE9.png" manifest:media-type="image/png"/>
  <manifest:file-entry manifest:full-path="Pictures/10000000000002BA000001F79943BEA6F6485440.png" manifest:media-type="image/png"/>
  <manifest:file-entry manifest:full-path="Pictures/100000000000024E0000017E44C9B70BFC4EEE22.png" manifest:media-type="image/png"/>
  <manifest:file-entry manifest:full-path="Pictures/100000000000020000000164B6BED6645C909ACA.png" manifest:media-type="image/png"/>
  <manifest:file-entry manifest:full-path="Pictures/10000000000002E7000002CDFB851C433A3EF0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628" officeooo:paragraph-rsid="00044628"/>
    </style:style>
    <style:style style:name="P2" style:family="paragraph" style:parent-style-name="Standard">
      <style:paragraph-properties fo:break-before="page"/>
      <style:text-properties officeooo:rsid="00044628" officeooo:paragraph-rsid="00044628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5.972cm" svg:height="11.208cm" draw:z-index="0"><draw:image xlink:href="Pictures/10000000000002BA000001F79943BEA6F6485440.png" xlink:type="simple" xlink:show="embed" xlink:actuate="onLoad"/></draw:frame></text:p>
      <text:p text:style-name="P2"><draw:frame draw:style-name="fr2" draw:name="Imagen2" text:anchor-type="paragraph" svg:width="13.146cm" svg:height="8.511cm" draw:z-index="1"><draw:image xlink:href="Pictures/100000000000024E0000017E44C9B70BFC4EEE22.png" xlink:type="simple" xlink:show="embed" xlink:actuate="onLoad"/></draw:frame></text:p>
      <text:p text:style-name="P2"><draw:frame draw:style-name="fr2" draw:name="Imagen3" text:anchor-type="paragraph" svg:width="11.409cm" svg:height="7.932cm" draw:z-index="2"><draw:image xlink:href="Pictures/100000000000020000000164B6BED6645C909AC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n4" text:anchor-type="paragraph" svg:width="16.556cm" svg:height="15.976cm" draw:z-index="3"><draw:image xlink:href="Pictures/10000000000002E7000002CDFB851C433A3EF08B.png" xlink:type="simple" xlink:show="embed" xlink:actuate="onLoad"/></draw:frame></text:p>
      <text:p text:style-name="P2"><draw:frame draw:style-name="fr3" draw:name="Imagen5" text:anchor-type="paragraph" svg:width="17cm" svg:height="12.434cm" draw:z-index="4"><draw:image xlink:href="Pictures/10000000000003B2000002B47646BCAF58986C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1:55:55.515359814</meta:creation-date>
    <dc:date>2016-05-25T12:12:58.162987626</dc:date>
    <meta:editing-duration>PT6M52S</meta:editing-duration>
    <meta:editing-cycles>1</meta:editing-cycles>
    <meta:document-statistic meta:table-count="0" meta:image-count="5" meta:object-count="0" meta:page-count="5" meta:paragraph-count="0" meta:word-count="0" meta:character-count="0" meta:non-whitespace-character-count="0"/>
    <meta:generator>LibreOffice/5.1.2.2$Linux_X86_64 LibreOffice_project/10m0$Build-2</meta:generator>
  </office:meta>
</office:document-meta>
</file>